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Gewünschte Frequenz</text:p>
          </table:table-cell>
          <table:table-cell table:style-name="Default" office:value-type="string" calcext:value-type="string">
            <text:p>Zahl in Dec</text:p>
          </table:table-cell>
          <table:table-cell office:value-type="string" calcext:value-type="string">
            <text:p>Zahl in Hex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1/[.A2]/(0.005/24576)" office:value-type="float" office:value="2457.6" calcext:value-type="float">
            <text:p>2458</text:p>
          </table:table-cell>
          <table:table-cell table:formula="of:=DEC2HEX([.B2];4)" office:value-type="string" office:string-value="0999" calcext:value-type="string">
            <text:p>0999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formula="of:=1/[.A3]/(0.005/24576)" office:value-type="float" office:value="2234.18181818182" calcext:value-type="float">
            <text:p>2234</text:p>
          </table:table-cell>
          <table:table-cell table:formula="of:=DEC2HEX([.B3];4)" office:value-type="string" office:string-value="08BA" calcext:value-type="string">
            <text:p>08BA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formula="of:=1/[.A4]/(0.005/24576)" office:value-type="float" office:value="2730.66666666667" calcext:value-type="float">
            <text:p>2731</text:p>
          </table:table-cell>
          <table:table-cell table:formula="of:=DEC2HEX([.B4];4)" office:value-type="string" office:string-value="0AAA" calcext:value-type="string">
            <text:p>0AAA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table:formula="of:=1/[.A5]/(0.005/24576)" office:value-type="float" office:value="1966.08" calcext:value-type="float">
            <text:p>1966</text:p>
          </table:table-cell>
          <table:table-cell table:formula="of:=DEC2HEX([.B5];4)" office:value-type="string" office:string-value="07AE" calcext:value-type="string">
            <text:p>07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6:50:59.158000000</meta:creation-date>
    <dc:date>2014-01-20T18:38:24.917000000</dc:date>
    <meta:editing-duration>PT1H32M15S</meta:editing-duration>
    <meta:editing-cycles>1</meta:editing-cycles>
    <meta:document-statistic meta:table-count="1" meta:cell-count="15" meta:object-count="0"/>
    <meta:generator>LibreOffice/4.1.2.3$Windows_x86 LibreOffice_project/40b2d7fde7e8d2d7bc5a449dc65df4d08a7dd38</meta:generator>
  </office:meta>
</office:document-meta>
</file>